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112cm" fo:min-width="3.568cm"/>
    </style:style>
    <style:style style:name="gr3" style:family="graphic" style:parent-style-name="standard">
      <style:graphic-properties svg:stroke-width="0.106cm" svg:stroke-color="#00ff00" draw:marker-start-width="0.358cm" draw:marker-end-width="0.358cm" draw:fill="none" draw:textarea-horizontal-align="justify" draw:textarea-vertical-align="middle" draw:auto-grow-height="false" fo:min-height="0.549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opacity="100%" draw:opacity-name="Transparency_20_6" draw:textarea-horizontal-align="justify" draw:textarea-vertical-align="middle" draw:auto-grow-height="false" fo:min-height="0.828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24cm" fo:min-width="2.794cm"/>
    </style:style>
    <style:style style:name="gr6" style:family="graphic" style:parent-style-name="standard">
      <style:graphic-properties svg:stroke-width="0.106cm" svg:stroke-color="#00ff00" draw:marker-start-width="0.359cm" draw:marker-end-width="0.359cm" draw:fill="none" draw:textarea-horizontal-align="justify" draw:textarea-vertical-align="middle" draw:auto-grow-height="false" fo:min-height="0.549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28cm" fo:min-width="0cm" fo:padding-top="0.178cm" fo:padding-bottom="0.178cm" fo:padding-left="0.303cm" fo:padding-right="0.30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766cm" fo:min-width="4.018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2.294cm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objectwithoutfill">
      <style:graphic-properties draw:marker-start="Arrow" draw:fill="none" draw:textarea-vertical-align="middle"/>
    </style:style>
    <style:style style:name="gr1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7.328cm"/>
    </style:style>
    <style:style style:name="gr1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782cm" fo:min-width="1.786cm"/>
    </style:style>
    <style:style style:name="gr15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274cm" fo:min-width="2.04cm"/>
    </style:style>
    <style:style style:name="gr1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28cm" fo:min-width="3.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Tango_20_Green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cc0000"/>
    </style:style>
    <style:style style:name="P4" style:family="paragraph">
      <loext:graphic-properties draw:fill="none" draw:opacity="100%" draw:opacity-name="Transparency_20_6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016cm" svg:y1="4.064cm" svg:x2="26.416cm" svg:y2="4.064cm">
          <text:p/>
        </draw:line>
        <draw:custom-shape draw:style-name="gr2" draw:text-style-name="P2" draw:layer="layout" svg:width="4.068cm" svg:height="2.362cm" svg:x="3.044cm" svg:y="2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31cm" svg:height="1.129cm" svg:x="3.733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1.524cm" svg:x="5.334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658cm" svg:height="2.508cm" svg:x="11.452cm" svg:y="2.78cm">
          <text:p text:style-name="P5">Un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8cm" svg:height="2.362cm" svg:x="20.144cm" svg:y="2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31cm" svg:height="1.129cm" svg:x="20.833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1.524cm" svg:x="22.434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08cm" svg:y1="5.188cm" svg:x2="5.08cm" svg:y2="19.558cm">
          <text:p/>
        </draw:line>
        <draw:line draw:style-name="gr8" draw:text-style-name="P1" draw:layer="layout" svg:x1="22.08cm" svg:y1="5.188cm" svg:x2="22.08cm" svg:y2="19.558cm">
          <text:p/>
        </draw:line>
        <draw:custom-shape draw:style-name="gr9" draw:text-style-name="P2" draw:layer="layout" svg:width="4.518cm" svg:height="1.016cm" svg:x="2.856cm" svg:y="9.398cm">
          <text:p text:style-name="P5">Downconvert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18cm" svg:height="1.016cm" svg:x="19.856cm" svg:y="9.398cm">
          <text:p text:style-name="P5">Downconvert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94cm" svg:height="1.27cm" svg:x="3.71cm" svg:y="12.946cm">
          <text:p text:style-name="P5">DMM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94cm" svg:height="1.27cm" svg:x="20.71cm" svg:y="12.946cm">
          <text:p text:style-name="P5">DMM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08cm" svg:y1="19.558cm" svg:x2="9.652cm" svg:y2="19.558cm">
          <text:p/>
        </draw:line>
        <draw:line draw:style-name="gr12" draw:text-style-name="P1" draw:layer="layout" svg:x1="17.48cm" svg:y1="19.558cm" svg:x2="22.052cm" svg:y2="19.558cm">
          <text:p/>
        </draw:line>
        <draw:custom-shape draw:style-name="gr13" draw:text-style-name="P2" draw:layer="layout" svg:width="7.828cm" svg:height="1.27cm" svg:x="9.652cm" svg:y="18.896cm">
          <text:p text:style-name="P5">Digital Output (EPICS)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286cm" svg:height="2.032cm" svg:x="8.944cm" svg:y="8.882cm">
          <text:p text:style-name="P5">RMS</text:p>
          <text:p text:style-name="P5">to DC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374cm" svg:y1="9.906cm" svg:x2="8.89cm" svg:y2="9.906cm">
          <text:p/>
        </draw:line>
        <draw:custom-shape draw:style-name="gr15" draw:text-style-name="P2" draw:layer="layout" svg:width="2.54cm" svg:height="1.524cm" svg:x="8.89cm" svg:y="12.154cm">
          <text:p text:style-name="P5">VtoF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16cm" svg:y1="10.914cm" svg:x2="10.16cm" svg:y2="12.154cm">
          <text:p/>
        </draw:line>
        <draw:line draw:style-name="gr8" draw:text-style-name="P1" draw:layer="layout" svg:x1="10.16cm" svg:y1="13.678cm" svg:x2="10.16cm" svg:y2="15.748cm">
          <text:p/>
        </draw:line>
        <draw:line draw:style-name="gr1" draw:text-style-name="P1" draw:layer="layout" svg:x1="10.16cm" svg:y1="15.748cm" svg:x2="11.684cm" svg:y2="15.748cm">
          <text:p/>
        </draw:line>
        <draw:custom-shape draw:style-name="gr16" draw:text-style-name="P2" draw:layer="layout" svg:width="3.83cm" svg:height="1.778cm" svg:x="11.63cm" svg:y="14.832cm">
          <text:p text:style-name="P5">Scale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286cm" svg:height="2.032cm" svg:x="15.944cm" svg:y="8.757cm">
          <text:p text:style-name="P5">RMS</text:p>
          <text:p text:style-name="P5">to DC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4cm" svg:height="1.524cm" svg:x="15.79cm" svg:y="12.129cm">
          <text:p text:style-name="P5">VtoF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06cm" svg:y1="10.889cm" svg:x2="17.06cm" svg:y2="12.129cm">
          <text:p/>
        </draw:line>
        <draw:line draw:style-name="gr8" draw:text-style-name="P1" draw:layer="layout" svg:x1="17.06cm" svg:y1="13.653cm" svg:x2="17.06cm" svg:y2="15.723cm">
          <text:p/>
        </draw:line>
        <draw:line draw:style-name="gr1" draw:text-style-name="P1" draw:layer="layout" svg:x1="16.984cm" svg:y1="15.723cm" svg:x2="15.46cm" svg:y2="15.723cm">
          <text:p/>
        </draw:line>
        <draw:line draw:style-name="gr1" draw:text-style-name="P1" draw:layer="layout" svg:x1="19.856cm" svg:y1="9.906cm" svg:x2="18.23cm" svg:y2="9.906cm">
          <text:p/>
        </draw:line>
        <draw:frame draw:style-name="gr17" draw:text-style-name="P6" draw:layer="layout" svg:width="2.754cm" svg:height="1.657cm" svg:x="0.04cm" svg:y="2.286cm">
          <draw:text-box>
            <text:p>electron</text:p>
            <text:p><text:s/>beam</text:p>
          </draw:text-box>
        </draw:frame>
        <draw:frame draw:style-name="gr17" draw:text-style-name="P6" draw:layer="layout" svg:width="3.711cm" svg:height="1.657cm" svg:x="3.302cm" svg:y="1.078cm">
          <draw:text-box>
            <text:p>Upstream</text:p>
            <text:p>BCM cavity</text:p>
          </draw:text-box>
        </draw:frame>
        <draw:frame draw:style-name="gr17" draw:text-style-name="P6" draw:layer="layout" svg:width="4.058cm" svg:height="1.657cm" svg:x="20.203cm" svg:y="1.079cm">
          <draw:text-box>
            <text:p>Downstream</text:p>
            <text:p>BCM cavity</text:p>
          </draw:text-box>
        </draw:frame>
        <draw:frame draw:style-name="gr17" draw:text-style-name="P6" draw:layer="layout" svg:width="3.177cm" svg:height="1.657cm" svg:x="1.778cm" svg:y="5.334cm">
          <draw:text-box>
            <text:p>excitation</text:p>
            <text:p>Loop</text:p>
          </draw:text-box>
        </draw:frame>
        <draw:frame draw:style-name="gr17" draw:text-style-name="P6" draw:layer="layout" svg:width="3.072cm" svg:height="1.657cm" svg:x="6.179cm" svg:y="5.335cm">
          <draw:text-box>
            <text:p>detection</text:p>
            <text:p>Loop</text:p>
          </draw:text-box>
        </draw:frame>
        <draw:line draw:style-name="gr1" draw:text-style-name="P1" draw:layer="layout" svg:x1="2.794cm" svg:y1="5.588cm" svg:x2="3.733cm" svg:y2="4.626cm">
          <text:p/>
        </draw:line>
        <draw:line draw:style-name="gr1" draw:text-style-name="P1" draw:layer="layout" svg:x1="7.366cm" svg:y1="5.588cm" svg:x2="5.842cm" svg:y2="3.81cm">
          <text:p/>
        </draw:lin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0:33:06.864559355</meta:creation-date>
    <dc:date>2019-02-14T10:48:52.041319081</dc:date>
    <meta:editing-duration>PT5M13S</meta:editing-duration>
    <meta:editing-cycles>1</meta:editing-cycles>
    <meta:document-statistic meta:object-count="60"/>
    <meta:generator>LibreOffice/5.3.6.1$Linux_X86_64 LibreOffice_project/30$Build-1</meta:generator>
  </office:meta>
</office:document-meta>
</file>